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f3ca" officeooo:paragraph-rsid="0019f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CLOUD<text:line-break/>Features presentes no site institucional<text:line-break/><text:line-break/>PAGINA INICIAL</text:p>
      <text:p text:style-name="P1"><text:tab/>- HEADER<text:line-break/><text:tab/><text:tab/>- MENU QUE LEVA AS SEÇÕES DA PÁGINA</text:p>
      <text:p text:style-name="P1"><text:tab/>- CORPO </text:p>
      <text:p text:style-name="P1"><text:tab/><text:tab/>- BOTÃO FLUTUANTE “BACK TO TOP”<text:line-break/><text:tab/><text:tab/>-SEÇÕES</text:p>
      <text:p text:style-name="P1"><text:tab/><text:tab/><text:tab/>-HOME – <text:line-break/><text:tab/><text:tab/><text:tab/><text:tab/>- Overview dos produtos oferecidos</text:p>
      <text:p text:style-name="P1"><text:tab/><text:tab/><text:tab/><text:tab/>- Laptop com imagens que mudam de acordo com a <text:tab/><text:tab/><text:tab/><text:tab/><text:tab/><text:tab/> <text:s/>seleção dos menus abaixo da imagem</text:p>
      <text:p text:style-name="P1"><text:tab/><text:tab/><text:tab/><text:tab/>- VIDEOS – POPUPS DE VÍDEOS<text:line-break/> <text:tab/><text:tab/><text:tab/>-RIS – <text:line-break/> <text:tab/><text:tab/><text:tab/><text:tab/>-Telas do produto com descrição ao lado<text:line-break/> <text:tab/><text:tab/><text:tab/><text:tab/>- Overview do produto<text:line-break/> <text:tab/><text:tab/><text:tab/>-PACS – <text:line-break/> <text:tab/><text:tab/><text:tab/><text:tab/>- Layout passa para o modo “noturno” em alusão a <text:tab/><text:tab/><text:tab/><text:tab/><text:tab/><text:tab/> <text:s/>uma radiografia<text:line-break/> <text:tab/><text:tab/><text:tab/><text:tab/>- Overview do produto<text:line-break/> <text:tab/><text:tab/><text:tab/>-PORTAL –<text:line-break/> <text:tab/><text:tab/><text:tab/><text:tab/>- Imagens de dispositivos utilizando o portal com <text:tab/><text:tab/><text:tab/><text:tab/><text:tab/><text:tab/> <text:s/>pequena descrição<text:line-break/> <text:tab/><text:tab/><text:tab/><text:tab/>- Links do produto em lojas de aplicativos e <text:tab/><text:tab/><text:tab/><text:tab/><text:tab/><text:tab/><text:tab/> <text:s/>video de utilização do produto em smart tv <text:line-break/> <text:tab/><text:tab/><text:tab/><text:tab/>- Parceiros da empresa<text:line-break/> <text:tab/><text:tab/><text:tab/>-PLANO – <text:line-break/> <text:tab/><text:tab/><text:tab/><text:tab/>- 2 Opções de formulário com planos para utilização dos <text:tab/><text:tab/><text:tab/><text:tab/><text:tab/> <text:s/>produtos<text:line-break/> <text:tab/><text:tab/><text:tab/><text:tab/>- Seção de dúvidas frequentes<text:line-break/> <text:tab/><text:tab/><text:tab/>-CONTATO -<text:line-break/> <text:tab/><text:tab/><text:tab/><text:tab/>- Formulário de contato<text:line-break/> <text:tab/>- FOOTER<text:line-break/> <text:tab/><text:tab/>- Redes sociais<text:line-break/> <text:tab/><text:tab/>- Endereços e números para contato <text:line-break/> <text:tab/><text:tab/>- Sobre a medcloud<text:line-break/> <text:tab/><text:tab/>- Links para as páginas “sobre” e “carreiras”<text:line-break/> <text:tab/><text:tab/>- Links para documentos de privacidade e termos de uso<text:line-break/> <text:tab/><text:tab/>- Baixe o app<text:line-break/> <text:tab/><text:tab/>- Links para as lojas App Store e Google Play de aplicativos mobile<text:line-break/> <text:tab/><text:tab/>- Logos<text:line-break/> <text:tab/><text:tab/>- Botões de mudança de idioma: Português – BR, Inglês e <text:tab/><text:tab/><text:tab/> <text:s/><text:tab/><text:tab/> <text:s/>Espanhol<text:line-break/> <text:line-break/><text:line-break/><text:line-break/><text:line-break/><text:line-break/><text:line-break/><text:line-break/><text:line-break/><text:soft-page-break/>PÁGINA SOBRE<text:line-break/><text:tab/>- HEADER<text:line-break/><text:tab/><text:tab/>- BOTÃO PARA VOLTAR A PÁGINA INICIAL<text:line-break/><text:tab/>- CORPO<text:line-break/><text:tab/><text:tab/>- Botão flutuante “back to top”<text:line-break/><text:tab/><text:tab/>- Texto “sobre nós”<text:line-break/><text:tab/><text:tab/>- Menu deslizante com links externos para matérias sobre <text:tab/><text:tab/>a <text:tab/><text:tab/><text:tab/> <text:s/>empresa<text:line-break/><text:tab/><text:tab/>- Menu deslizante com prêmios recebidos<text:line-break/><text:tab/>- FOOTER<text:line-break/><text:tab/><text:tab/>- Mesmo que da página principal (consultar acima)<text:line-break/><text:line-break/>PÁGINA CARREIRAS<text:line-break/><text:tab/>- HEADER<text:line-break/><text:tab/><text:tab/>- Botão voltar<text:line-break/><text:tab/>- CORPO<text:line-break/><text:tab/><text:tab/>- Botão flutuante “back to top”<text:line-break/><text:tab/><text:tab/>- Informações sobre a empresa<text:line-break/><text:tab/><text:tab/>- Link âncora para seção de vagas</text:p>
      <text:p text:style-name="P1"><text:tab/><text:tab/>- Informações sobre a cultura empresarial<text:line-break/><text:tab/><text:tab/>- Menu deslizante com depoimento de colaboradores<text:line-break/><text:tab/><text:tab/>- VAGAS ABERTAS<text:line-break/><text:tab/><text:tab/><text:tab/>- Cards com links para a vaga específica apontada<text:line-break/><text:tab/>- FOOTER <text:line-break/><text:tab/><text:tab/>- Mesmo da página principal (consultar acima)<text:line-break/><text:tab/><text:line-break/>PÁGINA DE VAGA ESPECÍFICA (9 PÁGINAS DE VAGAS DIFERENTES)<text:line-break/><text:tab/>- HEADER<text:line-break/><text:tab/><text:tab/>- Botão voltar a página “carreiras”<text:line-break/><text:tab/>- CORPO<text:line-break/><text:tab/><text:tab/>- Botão flutuante “back to top”<text:line-break/><text:tab/><text:tab/>- Descrição da vaga<text:line-break/><text:tab/><text:tab/>- Formulário para candidatura<text:line-break/><text:tab/>- FOOTER<text:line-break/><text:tab/><text:tab/>- Mesmo da página principal (consultar acima)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5:09:39.417486411</meta:creation-date>
    <dc:date>2023-09-04T06:36:22.573302811</dc:date>
    <meta:editing-duration>PT1H26M45S</meta:editing-duration>
    <meta:editing-cycles>1</meta:editing-cycles>
    <meta:document-statistic meta:table-count="0" meta:image-count="0" meta:object-count="0" meta:page-count="2" meta:paragraph-count="8" meta:word-count="354" meta:character-count="2271" meta:non-whitespace-character-count="1668"/>
    <meta:generator>LibreOffice/7.5.5.2$Linux_X86_64 LibreOffice_project/50$Build-2</meta:generator>
  </office:meta>
</office:document-meta>
</file>